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94ab"/>
    </style:style>
    <style:style style:name="P2" style:family="paragraph" style:parent-style-name="Standard">
      <style:text-properties officeooo:paragraph-rsid="001f07ba"/>
    </style:style>
    <style:style style:name="P3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d94ab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officeooo:rsid="001d94ab"/>
    </style:style>
    <style:style style:name="T2" style:family="text">
      <style:text-properties officeooo:rsid="001f0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3 Report</text:span></text:p>
      <text:p text:style-name="P1"><text:span text:style-name="T1"/></text:p>
      <text:p text:style-name="P2"><text:span text:style-name="T2">Implementation</text:span></text:p>
      <text:p text:style-name="P2"><text:span text:style-name="T2">Documentation read :</text:span></text:p>
      <text:p text:style-name="P2"><text:span text:style-name="T2"><text:s/></text:span></text:p>
      <text:p text:style-name="P2"><text:span text:style-name="T2"/></text:p>
      <text:p text:style-name="P2"><text:span text:style-name="T2">Testing our Project</text:span></text:p>
      <text:p text:style-name="P2"><text:span text:style-name="T2">What methods we used to test :</text:span></text:p>
      <text:p text:style-name="P2"><text:span text:style-name="T2">the utf16 characters (long file name)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d94a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d94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peration Systems<text:tab/><text:tab/>Valérian Pittet, Roger Vion, Pascal Cudré<text:tab/><text:tab/></text:span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3-05-24T17:13:33</meta:creation-date>
    <meta:generator>LibreOffice/4.0.2.2$Linux_X86_64 LibreOffice_project/400m0$Build-2</meta:generator>
    <dc:date>2013-05-24T17:21:01</dc:date>
    <dc:creator>Pascal </dc:creator>
    <meta:editing-duration>PT3M50S</meta:editing-duration>
    <meta:editing-cycles>3</meta:editing-cycles>
    <meta:document-statistic meta:table-count="0" meta:image-count="0" meta:object-count="0" meta:page-count="1" meta:paragraph-count="9" meta:word-count="32" meta:character-count="202" meta:non-whitespace-character-count="174"/>
  </office:meta>
</office:document-meta>
</file>